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19.07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means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roup.1</text:p>
          </table:table-cell>
          <table:table-cell office:value-type="string" calcext:value-type="string">
            <text:p>Group.2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time</text:p>
          </table:table-cell>
          <table:table-cell/>
          <table:table-cell office:value-type="string" calcext:value-type="string">
            <text:p>bencycles</text:p>
          </table:table-cell>
          <table:table-cell office:value-type="string" calcext:value-type="string">
            <text:p>FID</text:p>
          </table:table-cell>
          <table:table-cell/>
          <table:table-cell office:value-type="string" calcext:value-type="string">
            <text:p>oracleEvaluation</text:p>
          </table:table-cell>
          <table:table-cell office:value-type="string" calcext:value-type="string">
            <text:p>oracleEvaluation2</text:p>
          </table:table-cell>
          <table:table-cell office:value-type="string" calcext:value-type="string">
            <text:p>nInitTests</text:p>
          </table:table-cell>
          <table:table-cell/>
          <table:table-cell office:value-type="string" calcext:value-type="string">
            <text:p>nBENTests</text:p>
          </table:table-cell>
          <table:table-cell/>
          <table:table-cell office:value-type="string" calcext:value-type="string">
            <text:p>repaired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Tes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ashingMachine</text:p>
          </table:table-cell>
          <table:table-cell office:value-type="float" office:value="317.625" calcext:value-type="float">
            <text:p>317,6</text:p>
          </table:table-cell>
          <table:table-cell office:value-type="string" calcext:value-type="string">
            <text:p>&amp;</text:p>
          </table:table-cell>
          <table:table-cell office:value-type="float" office:value="3.1875" calcext:value-type="float">
            <text:p>3,18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&amp;</text:p>
          </table:table-cell>
          <table:table-cell office:value-type="float" office:value="2.8125" calcext:value-type="float">
            <text:p>2,8125</text:p>
          </table:table-cell>
          <table:table-cell office:value-type="float" office:value="15.25" calcext:value-type="float">
            <text:p>15,25</text:p>
          </table:table-cell>
          <table:table-cell office:value-type="float" office:value="34.3125" calcext:value-type="float">
            <text:p>34,3</text:p>
          </table:table-cell>
          <table:table-cell office:value-type="string" calcext:value-type="string">
            <text:p>&amp;</text:p>
          </table:table-cell>
          <table:table-cell office:value-type="float" office:value="7.4375" calcext:value-type="float">
            <text:p>7,4</text:p>
          </table:table-cell>
          <table:table-cell office:value-type="string" calcext:value-type="string">
            <text:p>&amp;</text:p>
          </table:table-cell>
          <table:table-cell office:value-type="float" office:value="0.75" calcext:value-type="float">
            <text:p>0,75</text:p>
          </table:table-cell>
          <table:table-cell office:value-type="float" office:value="0.317625" calcext:value-type="float">
            <text:p>0,32</text:p>
          </table:table-cell>
          <table:table-cell office:value-type="string" calcext:value-type="string">
            <text:p>&amp;</text:p>
          </table:table-cell>
          <table:table-cell table:style-name="ce1" table:formula="of:=[.K2]+[.M2]" office:value-type="float" office:value="41.75" calcext:value-type="float">
            <text:p>41,8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WashingMachine</text:p>
          </table:table-cell>
          <table:table-cell office:value-type="float" office:value="278" calcext:value-type="float">
            <text:p>278,0</text:p>
          </table:table-cell>
          <table:table-cell office:value-type="string" calcext:value-type="string">
            <text:p>&amp;</text:p>
          </table:table-cell>
          <table:table-cell office:value-type="float" office:value="2.66666666666667" calcext:value-type="float">
            <text:p>2,66666666666667</text:p>
          </table:table-cell>
          <table:table-cell office:value-type="float" office:value="0.555555555555556" calcext:value-type="float">
            <text:p>0,5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float" office:value="9.66666666666667" calcext:value-type="float">
            <text:p>9,66666666666667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&amp;</text:p>
          </table:table-cell>
          <table:table-cell office:value-type="float" office:value="1.66666666666667" calcext:value-type="float">
            <text:p>1,7</text:p>
          </table:table-cell>
          <table:table-cell office:value-type="string" calcext:value-type="string">
            <text:p>&amp;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278" calcext:value-type="float">
            <text:p>0,28</text:p>
          </table:table-cell>
          <table:table-cell office:value-type="string" calcext:value-type="string">
            <text:p>&amp;</text:p>
          </table:table-cell>
          <table:table-cell table:style-name="ce1" table:formula="of:=[.K3]+[.M3]" office:value-type="float" office:value="16.1666666666667" calcext:value-type="float">
            <text:p>16,2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CV</text:p>
          </table:table-cell>
          <table:table-cell office:value-type="string" calcext:value-type="string">
            <text:p>WashingMachine</text:p>
          </table:table-cell>
          <table:table-cell office:value-type="float" office:value="456.4" calcext:value-type="float">
            <text:p>456,4</text:p>
          </table:table-cell>
          <table:table-cell office:value-type="string" calcext:value-type="string">
            <text:p>&amp;</text:p>
          </table:table-cell>
          <table:table-cell office:value-type="float" office:value="3.06666666666667" calcext:value-type="float">
            <text:p>3,06666666666667</text:p>
          </table:table-cell>
          <table:table-cell office:value-type="float" office:value="0.871111111111111" calcext:value-type="float">
            <text:p>0,87</text:p>
          </table:table-cell>
          <table:table-cell office:value-type="string" calcext:value-type="string">
            <text:p>&amp;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17.6666666666667" calcext:value-type="float">
            <text:p>17,6666666666667</text:p>
          </table:table-cell>
          <table:table-cell office:value-type="float" office:value="50.6666666666667" calcext:value-type="float">
            <text:p>50,7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,0</text:p>
          </table:table-cell>
          <table:table-cell office:value-type="string" calcext:value-type="string">
            <text:p>&amp;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0.4564" calcext:value-type="float">
            <text:p>0,46</text:p>
          </table:table-cell>
          <table:table-cell office:value-type="string" calcext:value-type="string">
            <text:p>&amp;</text:p>
          </table:table-cell>
          <table:table-cell table:style-name="ce1" table:formula="of:=[.K4]+[.M4]" office:value-type="float" office:value="53.6666666666667" calcext:value-type="float">
            <text:p>53,7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lC</text:p>
          </table:table-cell>
          <table:table-cell office:value-type="string" calcext:value-type="string">
            <text:p>WashingMachine</text:p>
          </table:table-cell>
          <table:table-cell office:value-type="float" office:value="532.5625" calcext:value-type="float">
            <text:p>532,6</text:p>
          </table:table-cell>
          <table:table-cell office:value-type="string" calcext:value-type="string">
            <text:p>&amp;</text:p>
          </table:table-cell>
          <table:table-cell office:value-type="float" office:value="3.0625" calcext:value-type="float">
            <text:p>3,0625</text:p>
          </table:table-cell>
          <table:table-cell office:value-type="float" office:value="0.8625" calcext:value-type="float">
            <text:p>0,86</text:p>
          </table:table-cell>
          <table:table-cell office:value-type="string" calcext:value-type="string">
            <text:p>&amp;</text:p>
          </table:table-cell>
          <table:table-cell office:value-type="float" office:value="3.0625" calcext:value-type="float">
            <text:p>3,0625</text:p>
          </table:table-cell>
          <table:table-cell office:value-type="float" office:value="15.4375" calcext:value-type="float">
            <text:p>15,4375</text:p>
          </table:table-cell>
          <table:table-cell office:value-type="float" office:value="39.5" calcext:value-type="float">
            <text:p>39,5</text:p>
          </table:table-cell>
          <table:table-cell office:value-type="string" calcext:value-type="string">
            <text:p>&amp;</text:p>
          </table:table-cell>
          <table:table-cell office:value-type="float" office:value="5.1875" calcext:value-type="float">
            <text:p>5,2</text:p>
          </table:table-cell>
          <table:table-cell office:value-type="string" calcext:value-type="string">
            <text:p>&amp;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5325625" calcext:value-type="float">
            <text:p>0,53</text:p>
          </table:table-cell>
          <table:table-cell office:value-type="string" calcext:value-type="string">
            <text:p>&amp;</text:p>
          </table:table-cell>
          <table:table-cell table:style-name="ce1" table:formula="of:=[.K5]+[.M5]" office:value-type="float" office:value="44.6875" calcext:value-type="float">
            <text:p>44,7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number-columns-repeated="17"/>
          <table:table-cell table:style-name="ce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oncurrency</text:p>
          </table:table-cell>
          <table:table-cell office:value-type="float" office:value="478.576923076923" calcext:value-type="float">
            <text:p>478,6</text:p>
          </table:table-cell>
          <table:table-cell office:value-type="string" calcext:value-type="string">
            <text:p>&amp;</text:p>
          </table:table-cell>
          <table:table-cell office:value-type="float" office:value="4.34615384615385" calcext:value-type="float">
            <text:p>4,34615384615385</text:p>
          </table:table-cell>
          <table:table-cell office:value-type="float" office:value="0.531110556110556" calcext:value-type="float">
            <text:p>0,53</text:p>
          </table:table-cell>
          <table:table-cell office:value-type="string" calcext:value-type="string">
            <text:p>&amp;</text:p>
          </table:table-cell>
          <table:table-cell office:value-type="float" office:value="10.1538461538462" calcext:value-type="float">
            <text:p>10,1538461538462</text:p>
          </table:table-cell>
          <table:table-cell office:value-type="float" office:value="26.5769230769231" calcext:value-type="float">
            <text:p>26,5769230769231</text:p>
          </table:table-cell>
          <table:table-cell office:value-type="float" office:value="34.3846153846154" calcext:value-type="float">
            <text:p>34,4</text:p>
          </table:table-cell>
          <table:table-cell office:value-type="string" calcext:value-type="string">
            <text:p>&amp;</text:p>
          </table:table-cell>
          <table:table-cell office:value-type="float" office:value="42.8846153846154" calcext:value-type="float">
            <text:p>42,9</text:p>
          </table:table-cell>
          <table:table-cell office:value-type="string" calcext:value-type="string">
            <text:p>&amp;</text:p>
          </table:table-cell>
          <table:table-cell office:value-type="float" office:value="0.0384615384615385" calcext:value-type="float">
            <text:p>0,038461538461539</text:p>
          </table:table-cell>
          <table:table-cell office:value-type="float" office:value="0.478576923076923" calcext:value-type="float">
            <text:p>0,48</text:p>
          </table:table-cell>
          <table:table-cell office:value-type="string" calcext:value-type="string">
            <text:p>&amp;</text:p>
          </table:table-cell>
          <table:table-cell table:style-name="ce1" table:formula="of:=[.K7]+[.M7]" office:value-type="float" office:value="77.2692307692308" calcext:value-type="float">
            <text:p>77,3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ncurrency</text:p>
          </table:table-cell>
          <table:table-cell office:value-type="float" office:value="492.2" calcext:value-type="float">
            <text:p>492,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float" office:value="0.327686387686388" calcext:value-type="float">
            <text:p>0,33</text:p>
          </table:table-cell>
          <table:table-cell office:value-type="string" calcext:value-type="string">
            <text:p>&amp;</text:p>
          </table:table-cell>
          <table:table-cell office:value-type="float" office:value="2.13333333333333" calcext:value-type="float">
            <text:p>2,13333333333333</text:p>
          </table:table-cell>
          <table:table-cell office:value-type="float" office:value="11.8666666666667" calcext:value-type="float">
            <text:p>11,8666666666667</text:p>
          </table:table-cell>
          <table:table-cell office:value-type="float" office:value="15.7333333333333" calcext:value-type="float">
            <text:p>15,7</text:p>
          </table:table-cell>
          <table:table-cell office:value-type="string" calcext:value-type="string">
            <text:p>&amp;</text:p>
          </table:table-cell>
          <table:table-cell office:value-type="float" office:value="16.6666666666667" calcext:value-type="float">
            <text:p>16,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float" office:value="0.4922" calcext:value-type="float">
            <text:p>0,49</text:p>
          </table:table-cell>
          <table:table-cell office:value-type="string" calcext:value-type="string">
            <text:p>&amp;</text:p>
          </table:table-cell>
          <table:table-cell table:style-name="ce1" table:formula="of:=[.K8]+[.M8]" office:value-type="float" office:value="32.4" calcext:value-type="float">
            <text:p>32,4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CV</text:p>
          </table:table-cell>
          <table:table-cell office:value-type="string" calcext:value-type="string">
            <text:p>Concurrency</text:p>
          </table:table-cell>
          <table:table-cell office:value-type="float" office:value="952.952380952381" calcext:value-type="float">
            <text:p>953,0</text:p>
          </table:table-cell>
          <table:table-cell office:value-type="string" calcext:value-type="string">
            <text:p>&amp;</text:p>
          </table:table-cell>
          <table:table-cell office:value-type="float" office:value="3.71428571428571" calcext:value-type="float">
            <text:p>3,71428571428571</text:p>
          </table:table-cell>
          <table:table-cell office:value-type="float" office:value="0.533068783068783" calcext:value-type="float">
            <text:p>0,53</text:p>
          </table:table-cell>
          <table:table-cell office:value-type="string" calcext:value-type="string">
            <text:p>&amp;</text:p>
          </table:table-cell>
          <table:table-cell office:value-type="float" office:value="12.9047619047619" calcext:value-type="float">
            <text:p>12,9047619047619</text:p>
          </table:table-cell>
          <table:table-cell office:value-type="float" office:value="26.4761904761905" calcext:value-type="float">
            <text:p>26,4761904761905</text:p>
          </table:table-cell>
          <table:table-cell office:value-type="float" office:value="55.4285714285714" calcext:value-type="float">
            <text:p>55,4</text:p>
          </table:table-cell>
          <table:table-cell office:value-type="string" calcext:value-type="string">
            <text:p>&amp;</text:p>
          </table:table-cell>
          <table:table-cell office:value-type="float" office:value="21.8095238095238" calcext:value-type="float">
            <text:p>21,8</text:p>
          </table:table-cell>
          <table:table-cell office:value-type="string" calcext:value-type="string">
            <text:p>&amp;</text:p>
          </table:table-cell>
          <table:table-cell office:value-type="float" office:value="0.0952380952380952" calcext:value-type="float">
            <text:p>0,095238095238095</text:p>
          </table:table-cell>
          <table:table-cell office:value-type="float" office:value="0.952952380952381" calcext:value-type="float">
            <text:p>0,95</text:p>
          </table:table-cell>
          <table:table-cell office:value-type="string" calcext:value-type="string">
            <text:p>&amp;</text:p>
          </table:table-cell>
          <table:table-cell table:style-name="ce1" table:formula="of:=[.K9]+[.M9]" office:value-type="float" office:value="77.2380952380952" calcext:value-type="float">
            <text:p>77,2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C</text:p>
          </table:table-cell>
          <table:table-cell office:value-type="string" calcext:value-type="string">
            <text:p>Concurrency</text:p>
          </table:table-cell>
          <table:table-cell office:value-type="float" office:value="1394.65384615385" calcext:value-type="float">
            <text:p>1394,7</text:p>
          </table:table-cell>
          <table:table-cell office:value-type="string" calcext:value-type="string">
            <text:p>&amp;</text:p>
          </table:table-cell>
          <table:table-cell office:value-type="float" office:value="4.42307692307692" calcext:value-type="float">
            <text:p>4,42307692307692</text:p>
          </table:table-cell>
          <table:table-cell office:value-type="float" office:value="0.527614052614053" calcext:value-type="float">
            <text:p>0,53</text:p>
          </table:table-cell>
          <table:table-cell office:value-type="string" calcext:value-type="string">
            <text:p>&amp;</text:p>
          </table:table-cell>
          <table:table-cell office:value-type="float" office:value="15.1153846153846" calcext:value-type="float">
            <text:p>15,1153846153846</text:p>
          </table:table-cell>
          <table:table-cell office:value-type="float" office:value="28.1923076923077" calcext:value-type="float">
            <text:p>28,1923076923077</text:p>
          </table:table-cell>
          <table:table-cell office:value-type="float" office:value="53.2692307692308" calcext:value-type="float">
            <text:p>53,3</text:p>
          </table:table-cell>
          <table:table-cell office:value-type="string" calcext:value-type="string">
            <text:p>&amp;</text:p>
          </table:table-cell>
          <table:table-cell office:value-type="float" office:value="38.1538461538462" calcext:value-type="float">
            <text:p>38,2</text:p>
          </table:table-cell>
          <table:table-cell office:value-type="string" calcext:value-type="string">
            <text:p>&amp;</text:p>
          </table:table-cell>
          <table:table-cell office:value-type="float" office:value="0.0384615384615385" calcext:value-type="float">
            <text:p>0,038461538461539</text:p>
          </table:table-cell>
          <table:table-cell office:value-type="float" office:value="1.39465384615385" calcext:value-type="float">
            <text:p>1,39</text:p>
          </table:table-cell>
          <table:table-cell office:value-type="string" calcext:value-type="string">
            <text:p>&amp;</text:p>
          </table:table-cell>
          <table:table-cell table:style-name="ce1" table:formula="of:=[.K10]+[.M10]" office:value-type="float" office:value="91.423076923077" calcext:value-type="float">
            <text:p>91,4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number-columns-repeated="17"/>
          <table:table-cell table:style-name="ce1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Aircraft</text:p>
          </table:table-cell>
          <table:table-cell office:value-type="float" office:value="405.5" calcext:value-type="float">
            <text:p>405,5</text:p>
          </table:table-cell>
          <table:table-cell office:value-type="string" calcext:value-type="string">
            <text:p>&amp;</text:p>
          </table:table-cell>
          <table:table-cell office:value-type="float" office:value="3.66666666666667" calcext:value-type="float">
            <text:p>3,66666666666667</text:p>
          </table:table-cell>
          <table:table-cell office:value-type="float" office:value="0.648520565633661" calcext:value-type="float">
            <text:p>0,65</text:p>
          </table:table-cell>
          <table:table-cell office:value-type="string" calcext:value-type="string">
            <text:p>&amp;</text:p>
          </table:table-cell>
          <table:table-cell office:value-type="float" office:value="3.75" calcext:value-type="float">
            <text:p>3,7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41.4166666666667" calcext:value-type="float">
            <text:p>41,4</text:p>
          </table:table-cell>
          <table:table-cell office:value-type="string" calcext:value-type="string">
            <text:p>&amp;</text:p>
          </table:table-cell>
          <table:table-cell office:value-type="float" office:value="33.4583333333333" calcext:value-type="float">
            <text:p>33,5</text:p>
          </table:table-cell>
          <table:table-cell office:value-type="string" calcext:value-type="string">
            <text:p>&amp;</text:p>
          </table:table-cell>
          <table:table-cell office:value-type="float" office:value="0.0416666666666667" calcext:value-type="float">
            <text:p>0,041666666666667</text:p>
          </table:table-cell>
          <table:table-cell office:value-type="float" office:value="0.4055" calcext:value-type="float">
            <text:p>0,41</text:p>
          </table:table-cell>
          <table:table-cell office:value-type="string" calcext:value-type="string">
            <text:p>&amp;</text:p>
          </table:table-cell>
          <table:table-cell table:style-name="ce1" table:formula="of:=[.K12]+[.M12]" office:value-type="float" office:value="74.875" calcext:value-type="float">
            <text:p>74,9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ircraft</text:p>
          </table:table-cell>
          <table:table-cell office:value-type="float" office:value="716.666666666667" calcext:value-type="float">
            <text:p>716,7</text:p>
          </table:table-cell>
          <table:table-cell office:value-type="string" calcext:value-type="string">
            <text:p>&amp;</text:p>
          </table:table-cell>
          <table:table-cell office:value-type="float" office:value="4.16666666666667" calcext:value-type="float">
            <text:p>4,16666666666667</text:p>
          </table:table-cell>
          <table:table-cell office:value-type="float" office:value="0.581845238095238" calcext:value-type="float">
            <text:p>0,58</text:p>
          </table:table-cell>
          <table:table-cell office:value-type="string" calcext:value-type="string">
            <text:p>&amp;</text:p>
          </table:table-cell>
          <table:table-cell office:value-type="float" office:value="13.1666666666667" calcext:value-type="float">
            <text:p>13,1666666666667</text:p>
          </table:table-cell>
          <table:table-cell office:value-type="float" office:value="59.5" calcext:value-type="float">
            <text:p>59,5</text:p>
          </table:table-cell>
          <table:table-cell office:value-type="float" office:value="48.3333333333333" calcext:value-type="float">
            <text:p>48,3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,0</text:p>
          </table:table-cell>
          <table:table-cell office:value-type="string" calcext:value-type="string">
            <text:p>&amp;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16666666666667" calcext:value-type="float">
            <text:p>0,72</text:p>
          </table:table-cell>
          <table:table-cell office:value-type="string" calcext:value-type="string">
            <text:p>&amp;</text:p>
          </table:table-cell>
          <table:table-cell table:style-name="ce1" table:formula="of:=[.K13]+[.M13]" office:value-type="float" office:value="84.3333333333333" calcext:value-type="float">
            <text:p>84,3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CV</text:p>
          </table:table-cell>
          <table:table-cell office:value-type="string" calcext:value-type="string">
            <text:p>Aircraft</text:p>
          </table:table-cell>
          <table:table-cell office:value-type="float" office:value="2984.6" calcext:value-type="float">
            <text:p>2984,6</text:p>
          </table:table-cell>
          <table:table-cell office:value-type="string" calcext:value-type="string">
            <text:p>&amp;</text:p>
          </table:table-cell>
          <table:table-cell office:value-type="float" office:value="5.2" calcext:value-type="float">
            <text:p>5,2</text:p>
          </table:table-cell>
          <table:table-cell office:value-type="float" office:value="0.891695011337869" calcext:value-type="float">
            <text:p>0,89</text:p>
          </table:table-cell>
          <table:table-cell office:value-type="string" calcext:value-type="string">
            <text:p>&amp;</text:p>
          </table:table-cell>
          <table:table-cell office:value-type="float" office:value="38.45" calcext:value-type="float">
            <text:p>38,45</text:p>
          </table:table-cell>
          <table:table-cell office:value-type="float" office:value="119.1" calcext:value-type="float">
            <text:p>119,1</text:p>
          </table:table-cell>
          <table:table-cell office:value-type="float" office:value="148.1" calcext:value-type="float">
            <text:p>148,1</text:p>
          </table:table-cell>
          <table:table-cell office:value-type="string" calcext:value-type="string">
            <text:p>&amp;</text:p>
          </table:table-cell>
          <table:table-cell office:value-type="float" office:value="52.2" calcext:value-type="float">
            <text:p>52,2</text:p>
          </table:table-cell>
          <table:table-cell office:value-type="string" calcext:value-type="string">
            <text:p>&amp;</text:p>
          </table:table-cell>
          <table:table-cell office:value-type="float" office:value="0.4" calcext:value-type="float">
            <text:p>0,4</text:p>
          </table:table-cell>
          <table:table-cell office:value-type="float" office:value="2.9846" calcext:value-type="float">
            <text:p>2,98</text:p>
          </table:table-cell>
          <table:table-cell office:value-type="string" calcext:value-type="string">
            <text:p>&amp;</text:p>
          </table:table-cell>
          <table:table-cell table:style-name="ce1" table:formula="of:=[.K14]+[.M14]" office:value-type="float" office:value="200.3" calcext:value-type="float">
            <text:p>200,3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lC</text:p>
          </table:table-cell>
          <table:table-cell office:value-type="string" calcext:value-type="string">
            <text:p>Aircraft</text:p>
          </table:table-cell>
          <table:table-cell office:value-type="float" office:value="1312.2380952381" calcext:value-type="float">
            <text:p>1312,2</text:p>
          </table:table-cell>
          <table:table-cell office:value-type="string" calcext:value-type="string">
            <text:p>&amp;</text:p>
          </table:table-cell>
          <table:table-cell office:value-type="float" office:value="3.52380952380952" calcext:value-type="float">
            <text:p>3,52380952380952</text:p>
          </table:table-cell>
          <table:table-cell office:value-type="float" office:value="0.724190152251377" calcext:value-type="float">
            <text:p>0,72</text:p>
          </table:table-cell>
          <table:table-cell office:value-type="string" calcext:value-type="string">
            <text:p>&amp;</text:p>
          </table:table-cell>
          <table:table-cell office:value-type="float" office:value="14.4761904761905" calcext:value-type="float">
            <text:p>14,4761904761905</text:p>
          </table:table-cell>
          <table:table-cell office:value-type="float" office:value="54.0952380952381" calcext:value-type="float">
            <text:p>54,0952380952381</text:p>
          </table:table-cell>
          <table:table-cell office:value-type="float" office:value="52.3333333333333" calcext:value-type="float">
            <text:p>52,3</text:p>
          </table:table-cell>
          <table:table-cell office:value-type="string" calcext:value-type="string">
            <text:p>&amp;</text:p>
          </table:table-cell>
          <table:table-cell office:value-type="float" office:value="31.8095238095238" calcext:value-type="float">
            <text:p>31,8</text:p>
          </table:table-cell>
          <table:table-cell office:value-type="string" calcext:value-type="string">
            <text:p>&amp;</text:p>
          </table:table-cell>
          <table:table-cell office:value-type="float" office:value="0.0476190476190476" calcext:value-type="float">
            <text:p>0,047619047619048</text:p>
          </table:table-cell>
          <table:table-cell office:value-type="float" office:value="1.3122380952381" calcext:value-type="float">
            <text:p>1,31</text:p>
          </table:table-cell>
          <table:table-cell office:value-type="string" calcext:value-type="string">
            <text:p>&amp;</text:p>
          </table:table-cell>
          <table:table-cell table:style-name="ce1" table:formula="of:=[.K15]+[.M15]" office:value-type="float" office:value="84.1428571428571" calcext:value-type="float">
            <text:p>84,1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number-columns-repeated="17"/>
          <table:table-cell table:style-name="ce1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LibSSH</text:p>
          </table:table-cell>
          <table:table-cell office:value-type="float" office:value="820.264705882353" calcext:value-type="float">
            <text:p>820,3</text:p>
          </table:table-cell>
          <table:table-cell office:value-type="string" calcext:value-type="string">
            <text:p>&amp;</text:p>
          </table:table-cell>
          <table:table-cell office:value-type="float" office:value="3.41176470588235" calcext:value-type="float">
            <text:p>3,41176470588235</text:p>
          </table:table-cell>
          <table:table-cell office:value-type="float" office:value="0.669500612745098" calcext:value-type="float">
            <text:p>0,67</text:p>
          </table:table-cell>
          <table:table-cell office:value-type="string" calcext:value-type="string">
            <text:p>&amp;</text:p>
          </table:table-cell>
          <table:table-cell office:value-type="float" office:value="11.3529411764706" calcext:value-type="float">
            <text:p>11,3529411764706</text:p>
          </table:table-cell>
          <table:table-cell office:value-type="float" office:value="43.8529411764706" calcext:value-type="float">
            <text:p>43,8529411764706</text:p>
          </table:table-cell>
          <table:table-cell office:value-type="float" office:value="50.5882352941176" calcext:value-type="float">
            <text:p>50,6</text:p>
          </table:table-cell>
          <table:table-cell office:value-type="string" calcext:value-type="string">
            <text:p>&amp;</text:p>
          </table:table-cell>
          <table:table-cell office:value-type="float" office:value="27.4705882352941" calcext:value-type="float">
            <text:p>27,5</text:p>
          </table:table-cell>
          <table:table-cell office:value-type="string" calcext:value-type="string">
            <text:p>&amp;</text:p>
          </table:table-cell>
          <table:table-cell office:value-type="float" office:value="0.294117647058824" calcext:value-type="float">
            <text:p>0,294117647058824</text:p>
          </table:table-cell>
          <table:table-cell office:value-type="float" office:value="0.820264705882353" calcext:value-type="float">
            <text:p>0,82</text:p>
          </table:table-cell>
          <table:table-cell office:value-type="string" calcext:value-type="string">
            <text:p>&amp;</text:p>
          </table:table-cell>
          <table:table-cell table:style-name="ce1" table:formula="of:=[.K17]+[.M17]" office:value-type="float" office:value="78.0588235294117" calcext:value-type="float">
            <text:p>78,1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ibSSH</text:p>
          </table:table-cell>
          <table:table-cell office:value-type="float" office:value="380.5" calcext:value-type="float">
            <text:p>380,5</text:p>
          </table:table-cell>
          <table:table-cell office:value-type="string" calcext:value-type="string">
            <text:p>&amp;</text:p>
          </table:table-cell>
          <table:table-cell office:value-type="float" office:value="2.33333333333333" calcext:value-type="float">
            <text:p>2,33333333333333</text:p>
          </table:table-cell>
          <table:table-cell office:value-type="float" office:value="0.638888888888889" calcext:value-type="float">
            <text:p>0,6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.8333333333333" calcext:value-type="float">
            <text:p>18,8</text:p>
          </table:table-cell>
          <table:table-cell office:value-type="string" calcext:value-type="string">
            <text:p>&amp;</text:p>
          </table:table-cell>
          <table:table-cell office:value-type="float" office:value="6.66666666666667" calcext:value-type="float">
            <text:p>6,7</text:p>
          </table:table-cell>
          <table:table-cell office:value-type="string" calcext:value-type="string">
            <text:p>&amp;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805" calcext:value-type="float">
            <text:p>0,38</text:p>
          </table:table-cell>
          <table:table-cell office:value-type="string" calcext:value-type="string">
            <text:p>&amp;</text:p>
          </table:table-cell>
          <table:table-cell table:style-name="ce1" table:formula="of:=[.K18]+[.M18]" office:value-type="float" office:value="25.5" calcext:value-type="float">
            <text:p>25,5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CV</text:p>
          </table:table-cell>
          <table:table-cell office:value-type="string" calcext:value-type="string">
            <text:p>LibSSH</text:p>
          </table:table-cell>
          <table:table-cell office:value-type="float" office:value="83803.7435897436" calcext:value-type="float">
            <text:p>83803,7</text:p>
          </table:table-cell>
          <table:table-cell office:value-type="string" calcext:value-type="string">
            <text:p>&amp;</text:p>
          </table:table-cell>
          <table:table-cell office:value-type="float" office:value="5.97435897435897" calcext:value-type="float">
            <text:p>5,97435897435897</text:p>
          </table:table-cell>
          <table:table-cell office:value-type="float" office:value="0.686275645198985" calcext:value-type="float">
            <text:p>0,69</text:p>
          </table:table-cell>
          <table:table-cell office:value-type="string" calcext:value-type="string">
            <text:p>&amp;</text:p>
          </table:table-cell>
          <table:table-cell office:value-type="float" office:value="35.3589743589744" calcext:value-type="float">
            <text:p>35,3589743589744</text:p>
          </table:table-cell>
          <table:table-cell office:value-type="float" office:value="192.333333333333" calcext:value-type="float">
            <text:p>192,333333333333</text:p>
          </table:table-cell>
          <table:table-cell office:value-type="float" office:value="197.512820512821" calcext:value-type="float">
            <text:p>197,5</text:p>
          </table:table-cell>
          <table:table-cell office:value-type="string" calcext:value-type="string">
            <text:p>&amp;</text:p>
          </table:table-cell>
          <table:table-cell office:value-type="float" office:value="49.0769230769231" calcext:value-type="float">
            <text:p>49,1</text:p>
          </table:table-cell>
          <table:table-cell office:value-type="string" calcext:value-type="string">
            <text:p>&amp;</text:p>
          </table:table-cell>
          <table:table-cell office:value-type="float" office:value="0.461538461538462" calcext:value-type="float">
            <text:p>0,461538461538462</text:p>
          </table:table-cell>
          <table:table-cell office:value-type="float" office:value="83.8037435897436" calcext:value-type="float">
            <text:p>83,80</text:p>
          </table:table-cell>
          <table:table-cell office:value-type="string" calcext:value-type="string">
            <text:p>&amp;</text:p>
          </table:table-cell>
          <table:table-cell table:style-name="ce1" table:formula="of:=[.K19]+[.M19]" office:value-type="float" office:value="246.589743589744" calcext:value-type="float">
            <text:p>246,6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lC</text:p>
          </table:table-cell>
          <table:table-cell office:value-type="string" calcext:value-type="string">
            <text:p>LibSSH</text:p>
          </table:table-cell>
          <table:table-cell office:value-type="float" office:value="3063.14285714286" calcext:value-type="float">
            <text:p>3063,1</text:p>
          </table:table-cell>
          <table:table-cell office:value-type="string" calcext:value-type="string">
            <text:p>&amp;</text:p>
          </table:table-cell>
          <table:table-cell office:value-type="float" office:value="3.74285714285714" calcext:value-type="float">
            <text:p>3,74285714285714</text:p>
          </table:table-cell>
          <table:table-cell office:value-type="float" office:value="0.594678896949405" calcext:value-type="float">
            <text:p>0,59</text:p>
          </table:table-cell>
          <table:table-cell office:value-type="string" calcext:value-type="string">
            <text:p>&amp;</text:p>
          </table:table-cell>
          <table:table-cell office:value-type="float" office:value="15.8" calcext:value-type="float">
            <text:p>15,8</text:p>
          </table:table-cell>
          <table:table-cell office:value-type="float" office:value="58.9428571428571" calcext:value-type="float">
            <text:p>58,9428571428571</text:p>
          </table:table-cell>
          <table:table-cell office:value-type="float" office:value="62" calcext:value-type="float">
            <text:p>62,0</text:p>
          </table:table-cell>
          <table:table-cell office:value-type="string" calcext:value-type="string">
            <text:p>&amp;</text:p>
          </table:table-cell>
          <table:table-cell office:value-type="float" office:value="29.7714285714286" calcext:value-type="float">
            <text:p>29,8</text:p>
          </table:table-cell>
          <table:table-cell office:value-type="string" calcext:value-type="string">
            <text:p>&amp;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3.06314285714286" calcext:value-type="float">
            <text:p>3,06</text:p>
          </table:table-cell>
          <table:table-cell office:value-type="string" calcext:value-type="string">
            <text:p>&amp;</text:p>
          </table:table-cell>
          <table:table-cell table:style-name="ce1" table:formula="of:=[.K20]+[.M20]" office:value-type="float" office:value="91.7714285714286" calcext:value-type="float">
            <text:p>91,8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number-columns-repeated="17"/>
          <table:table-cell table:style-name="ce1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Telecom</text:p>
          </table:table-cell>
          <table:table-cell office:value-type="float" office:value="6208.78125" calcext:value-type="float">
            <text:p>6208,8</text:p>
          </table:table-cell>
          <table:table-cell office:value-type="string" calcext:value-type="string">
            <text:p>&amp;</text:p>
          </table:table-cell>
          <table:table-cell office:value-type="float" office:value="5.828125" calcext:value-type="float">
            <text:p>5,828125</text:p>
          </table:table-cell>
          <table:table-cell office:value-type="float" office:value="0.420693230988399" calcext:value-type="float">
            <text:p>0,42</text:p>
          </table:table-cell>
          <table:table-cell office:value-type="string" calcext:value-type="string">
            <text:p>&amp;</text:p>
          </table:table-cell>
          <table:table-cell office:value-type="float" office:value="82.0625" calcext:value-type="float">
            <text:p>82,0625</text:p>
          </table:table-cell>
          <table:table-cell office:value-type="float" office:value="174.171875" calcext:value-type="float">
            <text:p>174,171875</text:p>
          </table:table-cell>
          <table:table-cell office:value-type="float" office:value="441.6875" calcext:value-type="float">
            <text:p>441,7</text:p>
          </table:table-cell>
          <table:table-cell office:value-type="string" calcext:value-type="string">
            <text:p>&amp;</text:p>
          </table:table-cell>
          <table:table-cell office:value-type="float" office:value="68.9375" calcext:value-type="float">
            <text:p>68,9</text:p>
          </table:table-cell>
          <table:table-cell office:value-type="string" calcext:value-type="string">
            <text:p>&amp;</text:p>
          </table:table-cell>
          <table:table-cell office:value-type="float" office:value="0.046875" calcext:value-type="float">
            <text:p>0,046875</text:p>
          </table:table-cell>
          <table:table-cell office:value-type="float" office:value="6.20878125" calcext:value-type="float">
            <text:p>6,21</text:p>
          </table:table-cell>
          <table:table-cell office:value-type="string" calcext:value-type="string">
            <text:p>&amp;</text:p>
          </table:table-cell>
          <table:table-cell table:style-name="ce1" table:formula="of:=[.K22]+[.M22]" office:value-type="float" office:value="510.625" calcext:value-type="float">
            <text:p>510,6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elecom</text:p>
          </table:table-cell>
          <table:table-cell office:value-type="float" office:value="8365.63461538462" calcext:value-type="float">
            <text:p>8365,6</text:p>
          </table:table-cell>
          <table:table-cell office:value-type="string" calcext:value-type="string">
            <text:p>&amp;</text:p>
          </table:table-cell>
          <table:table-cell office:value-type="float" office:value="3.63461538461538" calcext:value-type="float">
            <text:p>3,63461538461538</text:p>
          </table:table-cell>
          <table:table-cell office:value-type="float" office:value="0.348230548076723" calcext:value-type="float">
            <text:p>0,35</text:p>
          </table:table-cell>
          <table:table-cell office:value-type="string" calcext:value-type="string">
            <text:p>&amp;</text:p>
          </table:table-cell>
          <table:table-cell office:value-type="float" office:value="50.9230769230769" calcext:value-type="float">
            <text:p>50,9230769230769</text:p>
          </table:table-cell>
          <table:table-cell office:value-type="float" office:value="172.096153846154" calcext:value-type="float">
            <text:p>172,096153846154</text:p>
          </table:table-cell>
          <table:table-cell office:value-type="float" office:value="186.480769230769" calcext:value-type="float">
            <text:p>186,5</text:p>
          </table:table-cell>
          <table:table-cell office:value-type="string" calcext:value-type="string">
            <text:p>&amp;</text:p>
          </table:table-cell>
          <table:table-cell office:value-type="float" office:value="23.8076923076923" calcext:value-type="float">
            <text:p>23,8</text:p>
          </table:table-cell>
          <table:table-cell office:value-type="string" calcext:value-type="string">
            <text:p>&amp;</text:p>
          </table:table-cell>
          <table:table-cell office:value-type="float" office:value="0.0384615384615385" calcext:value-type="float">
            <text:p>0,038461538461539</text:p>
          </table:table-cell>
          <table:table-cell office:value-type="float" office:value="8.36563461538462" calcext:value-type="float">
            <text:p>8,37</text:p>
          </table:table-cell>
          <table:table-cell office:value-type="string" calcext:value-type="string">
            <text:p>&amp;</text:p>
          </table:table-cell>
          <table:table-cell table:style-name="ce1" table:formula="of:=[.K23]+[.M23]" office:value-type="float" office:value="210.288461538461" calcext:value-type="float">
            <text:p>210,3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uCV</text:p>
          </table:table-cell>
          <table:table-cell office:value-type="string" calcext:value-type="string">
            <text:p>Telecom</text:p>
          </table:table-cell>
          <table:table-cell office:value-type="float" office:value="235014.129032258" calcext:value-type="float">
            <text:p>235014,1</text:p>
          </table:table-cell>
          <table:table-cell office:value-type="string" calcext:value-type="string">
            <text:p>&amp;</text:p>
          </table:table-cell>
          <table:table-cell office:value-type="float" office:value="8.12903225806452" calcext:value-type="float">
            <text:p>8,12903225806452</text:p>
          </table:table-cell>
          <table:table-cell office:value-type="float" office:value="0.508662382521305" calcext:value-type="float">
            <text:p>0,51</text:p>
          </table:table-cell>
          <table:table-cell office:value-type="string" calcext:value-type="string">
            <text:p>&amp;</text:p>
          </table:table-cell>
          <table:table-cell office:value-type="float" office:value="277.774193548387" calcext:value-type="float">
            <text:p>277,774193548387</text:p>
          </table:table-cell>
          <table:table-cell office:value-type="float" office:value="1200.01612903226" calcext:value-type="float">
            <text:p>1200,01612903226</text:p>
          </table:table-cell>
          <table:table-cell office:value-type="float" office:value="1485.51612903226" calcext:value-type="float">
            <text:p>1485,5</text:p>
          </table:table-cell>
          <table:table-cell office:value-type="string" calcext:value-type="string">
            <text:p>&amp;</text:p>
          </table:table-cell>
          <table:table-cell office:value-type="float" office:value="91.3225806451613" calcext:value-type="float">
            <text:p>91,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float" office:value="235.014129032258" calcext:value-type="float">
            <text:p>235,01</text:p>
          </table:table-cell>
          <table:table-cell office:value-type="string" calcext:value-type="string">
            <text:p>&amp;</text:p>
          </table:table-cell>
          <table:table-cell table:style-name="ce1" table:formula="of:=[.K24]+[.M24]" office:value-type="float" office:value="1576.83870967742" calcext:value-type="float">
            <text:p>1576,8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C</text:p>
          </table:table-cell>
          <table:table-cell office:value-type="string" calcext:value-type="string">
            <text:p>Telecom</text:p>
          </table:table-cell>
          <table:table-cell office:value-type="float" office:value="153017.838709677" calcext:value-type="float">
            <text:p>153017,8</text:p>
          </table:table-cell>
          <table:table-cell office:value-type="string" calcext:value-type="string">
            <text:p>&amp;</text:p>
          </table:table-cell>
          <table:table-cell office:value-type="float" office:value="6.09677419354839" calcext:value-type="float">
            <text:p>6,09677419354839</text:p>
          </table:table-cell>
          <table:table-cell office:value-type="float" office:value="0.495814569382987" calcext:value-type="float">
            <text:p>0,50</text:p>
          </table:table-cell>
          <table:table-cell office:value-type="string" calcext:value-type="string">
            <text:p>&amp;</text:p>
          </table:table-cell>
          <table:table-cell office:value-type="float" office:value="122" calcext:value-type="float">
            <text:p>122</text:p>
          </table:table-cell>
          <table:table-cell office:value-type="float" office:value="337.967741935484" calcext:value-type="float">
            <text:p>337,967741935484</text:p>
          </table:table-cell>
          <table:table-cell office:value-type="float" office:value="542.274193548387" calcext:value-type="float">
            <text:p>542,3</text:p>
          </table:table-cell>
          <table:table-cell office:value-type="string" calcext:value-type="string">
            <text:p>&amp;</text:p>
          </table:table-cell>
          <table:table-cell office:value-type="float" office:value="74.5483870967742" calcext:value-type="float">
            <text:p>74,5</text:p>
          </table:table-cell>
          <table:table-cell office:value-type="string" calcext:value-type="string">
            <text:p>&amp;</text:p>
          </table:table-cell>
          <table:table-cell office:value-type="float" office:value="0.0161290322580645" calcext:value-type="float">
            <text:p>0,016129032258065</text:p>
          </table:table-cell>
          <table:table-cell office:value-type="float" office:value="153.017838709677" calcext:value-type="float">
            <text:p>153,02</text:p>
          </table:table-cell>
          <table:table-cell office:value-type="string" calcext:value-type="string">
            <text:p>&amp;</text:p>
          </table:table-cell>
          <table:table-cell table:style-name="ce1" table:formula="of:=[.K25]+[.M25]" office:value-type="float" office:value="616.822580645161" calcext:value-type="float">
            <text:p>616,8</text:p>
          </table:table-cell>
          <table:table-cell office:value-type="string" calcext:value-type="string">
            <text:p>&amp;</text:p>
          </table:table-cell>
        </table:table-row>
        <table:table-row table:style-name="ro1" table:number-rows-repeated="104855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glio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4:14:38.60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14:42:30.832000000</dc:date>
    <meta:editing-duration>PT11M30S</meta:editing-duration>
    <meta:editing-cycles>3</meta:editing-cycles>
    <meta:generator>LibreOffice/5.2.3.3$Windows_x86 LibreOffice_project/d54a8868f08a7b39642414cf2c8ef2f228f780cf</meta:generator>
    <meta:document-statistic meta:table-count="2" meta:cell-count="393" meta:object-count="0"/>
  </office:meta>
</office:document-meta>
</file>